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9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DejaVu Sans" style:font-name-complex="DejaVu Sans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6" table:default-cell-style-name="Default"/>
        <table:table-row table:style-name="ro1">
          <table:table-cell/>
          <table:table-cell office:value-type="string">
            <text:p>theta</text:p>
          </table:table-cell>
          <table:table-cell/>
          <table:table-cell office:value-type="string">
            <text:p>a1</text:p>
          </table:table-cell>
          <table:table-cell office:value-type="string">
            <text:p>a2</text:p>
          </table:table-cell>
          <table:table-cell office:value-type="string">
            <text:p>a3</text:p>
          </table:table-cell>
        </table:table-row>
        <table:table-row table:style-name="ro1">
          <table:table-cell/>
          <table:table-cell office:value-type="float" office:value="90">
            <text:p>90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q1</text:p>
          </table:table-cell>
          <table:table-cell table:formula="of:=[.D2]*SIN([.B2]/2)" office:value-type="float" office:value="0.850903524534118">
            <text:p>0.850903524534118</text:p>
          </table:table-cell>
          <table:table-cell table:number-columns-repeated="4"/>
        </table:table-row>
        <table:table-row table:style-name="ro1">
          <table:table-cell office:value-type="string">
            <text:p>q2</text:p>
          </table:table-cell>
          <table:table-cell table:style-name="ce1" table:formula="of:=[.E2]*SIN([.B2]/2)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q3</text:p>
          </table:table-cell>
          <table:table-cell table:style-name="ce1" table:formula="of:=[.F2]*COS([.E2]/2)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q4</text:p>
          </table:table-cell>
          <table:table-cell table:style-name="ce1" table:formula="of:=COS([.B2]/2)" office:value-type="float" office:value="0.52532198881773">
            <text:p>0.52532198881773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3]*[.B3]+[.B4]*[.B4]+[.B5]*[.B5]+[.B6]*[.B6]" office:value-type="float" office:value="1">
            <text:p>1</text:p>
          </table:table-cell>
          <table:table-cell table:number-columns-repeated="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4-09">04/09/2011</text:date>, <text:time>16:57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ander nascimento</meta:initial-creator>
    <meta:creation-date>2011-03-21T12:20:28</meta:creation-date>
    <dc:date>2011-04-09T16:57:29</dc:date>
    <dc:creator>jander nascimento</dc:creator>
    <meta:editing-duration>PT05H22M10S</meta:editing-duration>
    <meta:editing-cycles>4</meta:editing-cycles>
    <meta:generator>OpenOffice.org/3.2$Linux OpenOffice.org_project/320m12$Build-9483</meta:generator>
    <meta:document-statistic meta:table-count="3" meta:cell-count="17" meta:object-count="0"/>
  </office:meta>
</office:document-meta>
</file>